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6f5" officeooo:paragraph-rsid="001556f5"/>
    </style:style>
    <style:style style:name="P2" style:family="paragraph" style:parent-style-name="Standard">
      <style:text-properties officeooo:rsid="0016cee7" officeooo:paragraph-rsid="0016cee7"/>
    </style:style>
    <style:style style:name="P3" style:family="paragraph" style:parent-style-name="Standard">
      <style:text-properties officeooo:rsid="0016cee7" officeooo:paragraph-rsid="0016cee7"/>
    </style:style>
    <style:style style:name="P4" style:family="paragraph" style:parent-style-name="Standard">
      <style:text-properties officeooo:rsid="001556f5" officeooo:paragraph-rsid="001556f5"/>
    </style:style>
    <style:style style:name="P5" style:family="paragraph" style:parent-style-name="Standard">
      <style:text-properties officeooo:rsid="00183abb" officeooo:paragraph-rsid="00183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------------------------------------------EXPLICIT CURSOR----------------------------------</text:p>
      <text:p text:style-name="P5"></text:p>
      <text:p text:style-name="P5">DECLARE</text:p>
      <text:p text:style-name="P5">record_O_EmpId O_EmpId%ROWTYPE;</text:p>
      <text:p text:style-name="P5">record_N_EmpId N_EmpId%ROWTYPE;</text:p>
      <text:p text:style-name="P5">flag boolean := false;</text:p>
      <text:p text:style-name="P5">CURSOR emp_o_c is</text:p>
      <text:p text:style-name="P5"><text:tab/>select * from O_EmpId;</text:p>
      <text:p text:style-name="P5">CURSOR emp_n_c is</text:p>
      <text:p text:style-name="P5"><text:tab/>select * from N_EmpId;</text:p>
      <text:p text:style-name="P5">BEGIN</text:p>
      <text:p text:style-name="P5">open emp_o_c;</text:p>
      <text:p text:style-name="P5">loop</text:p>
      <text:p text:style-name="P5"><text:tab/>fetch emp_o_c into record_O_EmpId;</text:p>
      <text:p text:style-name="P5"><text:tab/>exit when emp_o_c%notfound;</text:p>
      <text:p text:style-name="P5"></text:p>
      <text:p text:style-name="P5"><text:tab/>open emp_n_c;</text:p>
      <text:p text:style-name="P5"><text:tab/>loop</text:p>
      <text:p text:style-name="P5"><text:tab/><text:tab/>fetch emp_n_c into record_N_EmpId;</text:p>
      <text:p text:style-name="P5"><text:tab/><text:tab/>exit when emp_n_c%notfound;</text:p>
      <text:p text:style-name="P5"><text:tab/><text:tab/>if record_O_EmpId.OId = record_N_EmpId.NId then</text:p>
      <text:p text:style-name="P5"><text:tab/><text:tab/><text:tab/>flag := true;</text:p>
      <text:p text:style-name="P5"><text:tab/><text:tab/><text:tab/>exit;</text:p>
      <text:p text:style-name="P5"><text:tab/><text:tab/>end if;</text:p>
      <text:p text:style-name="P5"><text:tab/>end loop;</text:p>
      <text:p text:style-name="P5"><text:tab/>close emp_n_c;</text:p>
      <text:p text:style-name="P5"></text:p>
      <text:p text:style-name="P5"><text:tab/>if flag = true then</text:p>
      <text:p text:style-name="P5"><text:tab/>dbms_output.put_line('data is already present');</text:p>
      <text:p text:style-name="P5"><text:tab/>else</text:p>
      <text:p text:style-name="P5"><text:tab/>dbms_output.put_line('data is added');</text:p>
      <text:p text:style-name="P5"><text:tab/>insert into N_EmpId values (record_O_EmpId.OId,record_O_EmpId.OName);</text:p>
      <text:p text:style-name="P5"><text:tab/>end if;</text:p>
      <text:p text:style-name="P5"></text:p>
      <text:p text:style-name="P5"><text:tab/>flag := false;</text:p>
      <text:p text:style-name="P5">end loop;</text:p>
      <text:p text:style-name="P5">close emp_o_c;</text:p>
      <text:p text:style-name="P5">END;</text:p>
      <text:p text:style-name="P5">/</text:p>
      <text:p text:style-name="P5"/>
      <text:p text:style-name="P5">-----------------------------------------------CURSOR WITH FOR LOOP-------------------------------------</text:p>
      <text:p text:style-name="P1"/>
      <text:p text:style-name="P5"></text:p>
      <text:p text:style-name="P5">DECLARE</text:p>
      <text:p text:style-name="P5">record_O_EmpId O_EmpId%ROWTYPE;</text:p>
      <text:p text:style-name="P5">record_N_EmpId N_EmpId%ROWTYPE;</text:p>
      <text:p text:style-name="P5">flag boolean := false;</text:p>
      <text:p text:style-name="P5">CURSOR emp_o_c is</text:p>
      <text:p text:style-name="P5"><text:tab/>select * from O_EmpId;</text:p>
      <text:p text:style-name="P5"><text:soft-page-break/>CURSOR emp_n_c is</text:p>
      <text:p text:style-name="P5"><text:tab/>select * from N_EmpId;</text:p>
      <text:p text:style-name="P5"><text:tab/>BEGIN</text:p>
      <text:p text:style-name="P5"><text:tab/>for record_O_EmpId IN emp_o_c</text:p>
      <text:p text:style-name="P5"><text:tab/>loop</text:p>
      <text:p text:style-name="P5"><text:tab/><text:tab/><text:tab/>for record_N_EmpId IN emp_n_c</text:p>
      <text:p text:style-name="P5"><text:tab/><text:tab/><text:tab/>loop</text:p>
      <text:p text:style-name="P5"><text:tab/><text:tab/><text:tab/>if record_O_EmpId.OId = record_N_EmpId.NId then</text:p>
      <text:p text:style-name="P5"><text:tab/><text:tab/><text:tab/><text:tab/>flag := true;</text:p>
      <text:p text:style-name="P5"><text:tab/><text:tab/><text:tab/><text:tab/>exit;</text:p>
      <text:p text:style-name="P5"><text:tab/><text:tab/><text:tab/>end if;</text:p>
      <text:p text:style-name="P5"><text:tab/><text:tab/>end loop;</text:p>
      <text:p text:style-name="P5"></text:p>
      <text:p text:style-name="P5"><text:tab/><text:tab/>if flag = true then</text:p>
      <text:p text:style-name="P5"><text:tab/><text:tab/>dbms_output.put_line('data is already present');</text:p>
      <text:p text:style-name="P5"><text:tab/><text:tab/>else</text:p>
      <text:p text:style-name="P5"><text:tab/><text:tab/>dbms_output.put_line('data is added');</text:p>
      <text:p text:style-name="P5"><text:tab/><text:tab/>insert into N_EmpId values (record_O_EmpId.OId,record_O_EmpId.OName);</text:p>
      <text:p text:style-name="P5"><text:tab/><text:tab/>end if;</text:p>
      <text:p text:style-name="P5"><text:tab/><text:tab/>flag := false;</text:p>
      <text:p text:style-name="P5"><text:tab/>end loop;</text:p>
      <text:p text:style-name="P5"><text:tab/>END;</text:p>
      <text:p text:style-name="P5"><text:tab/>/</text:p>
      <text:p text:style-name="P5"/>
      <text:p text:style-name="P5">----------------------------------------------PARAMETERIZED CURSOR----------------------------------------</text:p>
      <text:p text:style-name="P5"/>
      <text:p text:style-name="P5"></text:p>
      <text:p text:style-name="P5">DECLARE</text:p>
      <text:p text:style-name="P5">record_O_EmpId O_EmpId%ROWTYPE;</text:p>
      <text:p text:style-name="P5">record_N_EmpId N_EmpId%ROWTYPE;</text:p>
      <text:p text:style-name="P5">flag boolean := false;</text:p>
      <text:p text:style-name="P5">CURSOR emp_o_c(start_with NUMBER,end_with NUMBER) is</text:p>
      <text:p text:style-name="P5"><text:tab/>select * from O_EmpId where OId between start_with and end_with;</text:p>
      <text:p text:style-name="P5">CURSOR emp_n_c is</text:p>
      <text:p text:style-name="P5"><text:tab/>select * from N_EmpId;</text:p>
      <text:p text:style-name="P5"><text:tab/>BEGIN</text:p>
      <text:p text:style-name="P5"><text:tab/>open emp_o_c(2,3);</text:p>
      <text:p text:style-name="P5"><text:tab/>loop</text:p>
      <text:p text:style-name="P5"><text:tab/><text:tab/>fetch emp_o_c into record_O_EmpId;</text:p>
      <text:p text:style-name="P5"><text:tab/><text:tab/>exit when emp_o_c%notfound;</text:p>
      <text:p text:style-name="P5"></text:p>
      <text:p text:style-name="P5"><text:tab/><text:tab/>open emp_n_c;</text:p>
      <text:p text:style-name="P5"><text:tab/><text:tab/>loop</text:p>
      <text:p text:style-name="P5"><text:tab/><text:tab/><text:tab/>fetch emp_n_c into record_N_EmpId;</text:p>
      <text:p text:style-name="P5"><text:tab/><text:tab/><text:tab/>exit when emp_n_c%notfound;</text:p>
      <text:p text:style-name="P5"><text:tab/><text:tab/><text:tab/>if record_O_EmpId.OId = record_N_EmpId.NId then</text:p>
      <text:p text:style-name="P5"><text:tab/><text:tab/><text:tab/><text:tab/>flag := true;</text:p>
      <text:p text:style-name="P5"><text:tab/><text:tab/><text:tab/><text:tab/>exit;</text:p>
      <text:p text:style-name="P5"><text:tab/><text:tab/><text:tab/>end if;</text:p>
      <text:p text:style-name="P5"><text:soft-page-break/><text:tab/><text:tab/>end loop;</text:p>
      <text:p text:style-name="P5"><text:tab/><text:tab/>close emp_n_c;</text:p>
      <text:p text:style-name="P5"><text:s text:c="15"/>dbms_output.put_line('given parameters are 2,3');</text:p>
      <text:p text:style-name="P5"><text:tab/><text:tab/>if flag = true then</text:p>
      <text:p text:style-name="P5"><text:tab/><text:tab/>dbms_output.put_line('data is already present');</text:p>
      <text:p text:style-name="P5"><text:tab/><text:tab/>else</text:p>
      <text:p text:style-name="P5"><text:tab/><text:tab/>dbms_output.put_line('data is added');</text:p>
      <text:p text:style-name="P5"><text:tab/><text:tab/>insert into N_EmpId values (record_O_EmpId.OId,record_O_EmpId.OName);</text:p>
      <text:p text:style-name="P5"><text:tab/><text:tab/>end if;</text:p>
      <text:p text:style-name="P5"></text:p>
      <text:p text:style-name="P5"><text:tab/><text:tab/>flag := false;</text:p>
      <text:p text:style-name="P5"><text:tab/>end loop;</text:p>
      <text:p text:style-name="P5"><text:tab/>close emp_o_c;</text:p>
      <text:p text:style-name="P5"><text:tab/>END;</text:p>
      <text:p text:style-name="P5"><text:tab/>/</text:p>
      <text:p text:style-name="P5">----------------------------------------------------------OUTPUT----------------------------------------------------</text:p>
      <text:p text:style-name="P1"/>
      <text:p text:style-name="P1">[student@localhost ~]$ <text:s/>cd /u01/app/oracle/product/11.2.0/xe/bin </text:p>
      <text:p text:style-name="P1">[student@localhost bin]$ . ./oracle_env.sh </text:p>
      <text:p text:style-name="P1">[student@localhost bin]$ sqlplus system </text:p>
      <text:p text:style-name="P1"/>
      <text:p text:style-name="P1">SQL*Plus: Release 11.2.0.2.0 Production on Tue Sep 3 11:04:16 2019 </text:p>
      <text:p text:style-name="P1"/>
      <text:p text:style-name="P1">Copyright (c) 1982, 2011, Oracle. <text:s/>All rights reserved. </text:p>
      <text:p text:style-name="P1"/>
      <text:p text:style-name="P1">Enter password: </text:p>
      <text:p text:style-name="P1"/>
      <text:p text:style-name="P1">Connected to: </text:p>
      <text:p text:style-name="P1">Oracle Database 11g Express Edition Release 11.2.0.2.0 - 64bit Production </text:p>
      <text:p text:style-name="P1"/>
      <text:p text:style-name="P1">SQL&gt; set autocommit on; </text:p>
      <text:p text:style-name="P1">SQL&gt; set serveroutput on; </text:p>
      <text:p text:style-name="P1">SQL&gt; select * from O_EmpId; </text:p>
      <text:p text:style-name="P1"/>
      <text:p text:style-name="P1"><text:s text:c="7"/>OID ONAME </text:p>
      <text:p text:style-name="P1">---------- ---------- </text:p>
      <text:p text:style-name="P1"><text:tab/> 1 harshada </text:p>
      <text:p text:style-name="P1"><text:tab/> 2 shradha </text:p>
      <text:p text:style-name="P1"><text:tab/> 3 pratiksha </text:p>
      <text:p text:style-name="P1"/>
      <text:p text:style-name="P1">SQL&gt; select * from N_EmpId; </text:p>
      <text:p text:style-name="P1"/>
      <text:p text:style-name="P1"><text:s text:c="7"/>NID NNAME </text:p>
      <text:p text:style-name="P1">---------- ---------- </text:p>
      <text:p text:style-name="P1"><text:tab/> 3 pratiksha </text:p>
      <text:p text:style-name="P1"><text:tab/> 4 anushree </text:p>
      <text:p text:style-name="P1"><text:tab/> 5 aradhana </text:p>
      <text:p text:style-name="P1"/>
      <text:p text:style-name="P1">SQL&gt; @/home/student/31260/ass6ex.sql; </text:p>
      <text:p text:style-name="P1"><text:soft-page-break/>data is added </text:p>
      <text:p text:style-name="P1">data is added </text:p>
      <text:p text:style-name="P1">data is already present </text:p>
      <text:p text:style-name="P1"/>
      <text:p text:style-name="P1">PL/SQL procedure successfully completed. </text:p>
      <text:p text:style-name="P1"/>
      <text:p text:style-name="P1">Commit complete. </text:p>
      <text:p text:style-name="P1">SQL&gt; select * from N_EmpId; </text:p>
      <text:p text:style-name="P1"/>
      <text:p text:style-name="P1"><text:s text:c="7"/>NID NNAME </text:p>
      <text:p text:style-name="P1">---------- ---------- </text:p>
      <text:p text:style-name="P1"><text:tab/> 3 pratiksha </text:p>
      <text:p text:style-name="P1"><text:tab/> 4 anushree </text:p>
      <text:p text:style-name="P1"><text:tab/> 5 aradhana </text:p>
      <text:p text:style-name="P1"><text:tab/> 1 harshada </text:p>
      <text:p text:style-name="P1"><text:tab/> 2 shradha </text:p>
      <text:p text:style-name="P1"/>
      <text:p text:style-name="P1">SQL&gt; delete from N_EmpId where NId in(1,2); </text:p>
      <text:p text:style-name="P1"/>
      <text:p text:style-name="P1">2 rows deleted. </text:p>
      <text:p text:style-name="P1"/>
      <text:p text:style-name="P1">Commit complete. </text:p>
      <text:p text:style-name="P1">SQL&gt; @/home/student/31260/ass6for.sql; </text:p>
      <text:p text:style-name="P1">data is added </text:p>
      <text:p text:style-name="P1">data is added </text:p>
      <text:p text:style-name="P1">data is already present </text:p>
      <text:p text:style-name="P1"/>
      <text:p text:style-name="P1">PL/SQL procedure successfully completed. </text:p>
      <text:p text:style-name="P1"/>
      <text:p text:style-name="P1">Commit complete. </text:p>
      <text:p text:style-name="P1">SQL&gt; select * from N_EmpId; <text:s/></text:p>
      <text:p text:style-name="P1"/>
      <text:p text:style-name="P1"><text:s text:c="7"/>NID NNAME </text:p>
      <text:p text:style-name="P1">---------- ---------- </text:p>
      <text:p text:style-name="P1"><text:tab/> 3 pratiksha </text:p>
      <text:p text:style-name="P1"><text:tab/> 4 anushree </text:p>
      <text:p text:style-name="P1"><text:tab/> 5 aradhana </text:p>
      <text:p text:style-name="P1"><text:tab/> 1 harshada </text:p>
      <text:p text:style-name="P1"><text:tab/> 2 shradha </text:p>
      <text:p text:style-name="P2">SQL&gt; delete from N_EmpId where NId=2; </text:p>
      <text:p text:style-name="P2"/>
      <text:p text:style-name="P2">1 row deleted. </text:p>
      <text:p text:style-name="P2"/>
      <text:p text:style-name="P2">Commit complete. </text:p>
      <text:p text:style-name="P2">SQL&gt; @/home/student/31260/ass6par.sql; <text:s text:c="15"/></text:p>
      <text:p text:style-name="P2">given parameters are 2,3 </text:p>
      <text:p text:style-name="P2">data is added </text:p>
      <text:p text:style-name="P2">given parameters are 2,3 </text:p>
      <text:p text:style-name="P2">data is already present </text:p>
      <text:p text:style-name="P2"><text:soft-page-break/></text:p>
      <text:p text:style-name="P2">PL/SQL procedure successfully completed. </text:p>
      <text:p text:style-name="P2"/>
      <text:p text:style-name="P2">Commit complete. </text:p>
      <text:p text:style-name="P2">SQL&gt; select * from N_EmpId; </text:p>
      <text:p text:style-name="P2"/>
      <text:p text:style-name="P2"><text:s text:c="7"/>NID NNAME </text:p>
      <text:p text:style-name="P2">---------- ---------- </text:p>
      <text:p text:style-name="P2"><text:tab/> 3 pratiksha </text:p>
      <text:p text:style-name="P2"><text:tab/> 4 anushree </text:p>
      <text:p text:style-name="P2"><text:tab/> 5 aradhana </text:p>
      <text:p text:style-name="P2"><text:tab/> 2 shradh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1:19:56.600672010</meta:creation-date>
    <dc:date>2019-09-05T13:15:40.206223428</dc:date>
    <meta:editing-duration>PT11M3S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5" meta:paragraph-count="180" meta:word-count="494" meta:character-count="4302" meta:non-whitespace-character-count="3572"/>
  </office:meta>
</office:document-meta>
</file>